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aea9"/>
    </style:style>
    <style:style style:name="P2" style:family="paragraph" style:parent-style-name="Standard">
      <style:text-properties fo:font-weight="bold" officeooo:paragraph-rsid="001daea9" style:font-weight-asian="bold" style:font-weight-complex="bold"/>
    </style:style>
    <style:style style:name="P3" style:family="paragraph" style:parent-style-name="Standard">
      <style:text-properties fo:font-weight="normal" officeooo:paragraph-rsid="001daea9" style:font-weight-asian="normal" style:font-weight-complex="normal"/>
    </style:style>
    <style:style style:name="P4" style:family="paragraph" style:parent-style-name="Standard" style:list-style-name="">
      <style:paragraph-properties style:text-autospace="none"/>
      <style:text-properties style:font-name="lucidatypewriter" fo:font-size="10pt" style:font-name-asian="lucidatypewriter" style:font-size-asian="10pt" style:font-name-complex="lucidatypewriter" style:font-size-complex="10pt"/>
    </style:style>
    <style:style style:name="P5" style:family="paragraph" style:parent-style-name="Standard">
      <style:text-properties style:font-name="lucidatypewriter" fo:font-size="10pt" fo:font-weight="normal" officeooo:paragraph-rsid="001daea9" style:font-name-asian="lucidatypewriter" style:font-size-asian="10pt" style:font-weight-asian="normal" style:font-name-complex="lucidatypewriter" style:font-size-complex="10pt" style:font-weight-complex="normal"/>
    </style:style>
    <style:style style:name="P6" style:family="paragraph" style:parent-style-name="Standard" style:list-style-name="">
      <style:paragraph-properties style:text-autospace="none"/>
      <style:text-properties fo:color="#000000" style:font-name="lucidatypewriter" fo:font-size="10pt" style:font-name-asian="lucidatypewriter" style:font-size-asian="10pt" style:font-name-complex="lucidatypewriter" style:font-size-complex="10pt"/>
    </style:style>
    <style:style style:name="P7" style:family="paragraph" style:parent-style-name="Standard" style:list-style-name="">
      <style:paragraph-properties style:text-autospace="none"/>
      <style:text-properties fo:color="#0000ff" style:font-name="lucidatypewriter" fo:font-size="10pt" style:font-name-asian="lucidatypewriter" style:font-size-asian="10pt" style:font-name-complex="lucidatypewriter" style:font-size-complex="10pt"/>
    </style:style>
    <style:style style:name="P8" style:family="paragraph" style:parent-style-name="Standard" style:list-style-name="">
      <style:paragraph-properties style:text-autospace="none"/>
    </style:style>
    <style:style style:name="T1" style:family="text">
      <style:text-properties officeooo:rsid="001daea9"/>
    </style:style>
    <style:style style:name="T2" style:family="text">
      <style:text-properties fo:color="#0000ff"/>
    </style:style>
    <style:style style:name="T3" style:family="text">
      <style:text-properties fo:color="#0000ff" officeooo:rsid="001daea9"/>
    </style:style>
    <style:style style:name="T4" style:family="text">
      <style:text-properties fo:color="#000000"/>
    </style:style>
    <style:style style:name="T5" style:family="text">
      <style:text-properties fo:color="#000000" officeooo:rsid="001daea9"/>
    </style:style>
    <style:style style:name="T6" style:family="text">
      <style:text-properties fo:color="#228b22"/>
    </style:style>
    <style:style style:name="T7" style:family="text">
      <style:text-properties fo:color="#a020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1 – Draw1D</text:span></text:p>
      <text:p text:style-name="P1"><text:span text:style-name="T1"/></text:p>
      <text:p text:style-name="P1"><text:span text:style-name="T1"/></text:p>
      <text:p text:style-name="P5"><text:span text:style-name="T3">function</text:span><text:span text:style-name="T5"> Draw1D( ER, E, H, dz )</text:span></text:p>
      <text:p text:style-name="P6"><text:s/></text:p>
      <text:p text:style-name="P4"><text:span text:style-name="T4"><text:s text:c="3"/></text:span><text:span text:style-name="T6">%Initialize</text:span></text:p>
      <text:p text:style-name="P6"><text:s text:c="3"/>za=[0:length(E)-1]*dz;</text:p>
      <text:p text:style-name="P6"><text:s text:c="3"/></text:p>
      <text:p text:style-name="P4"><text:span text:style-name="T4"><text:s text:c="3"/></text:span><text:span text:style-name="T6">% Just inverse our Permitivity to get grayscale value</text:span></text:p>
      <text:p text:style-name="P6"><text:s text:c="3"/>Color = 1./ER;</text:p>
      <text:p text:style-name="P6"><text:s/></text:p>
      <text:p text:style-name="P4"><text:span text:style-name="T4"><text:s text:c="3"/></text:span><text:span text:style-name="T6">% Need to do an initial draw so we can start the hold for plotting.</text:span></text:p>
      <text:p text:style-name="P4"><text:span text:style-name="T4"><text:s text:c="3"/>fill(0,0,</text:span><text:span text:style-name="T7">'-w'</text:span><text:span text:style-name="T4">); <text:s text:c="2"/>hold </text:span><text:span text:style-name="T7">on</text:span><text:span text:style-name="T4">;</text:span></text:p>
      <text:p text:style-name="P6"><text:s text:c="3"/>i = 1;</text:p>
      <text:p text:style-name="P6"><text:s text:c="3"/>count = 0;</text:p>
      <text:p text:style-name="P6"><text:s text:c="3"/>prev = 0;</text:p>
      <text:p text:style-name="P4"><text:span text:style-name="T4"><text:s text:c="3"/></text:span><text:span text:style-name="T2">while</text:span><text:span text:style-name="T4"> i &lt; length(ER)</text:span></text:p>
      <text:p text:style-name="P6"><text:s text:c="4"/>i = i + 1;</text:p>
      <text:p text:style-name="P6"><text:s text:c="4"/></text:p>
      <text:p text:style-name="P4"><text:span text:style-name="T4"><text:s text:c="4"/></text:span><text:span text:style-name="T2">if</text:span><text:span text:style-name="T4">(prev == 1)</text:span></text:p>
      <text:p text:style-name="P6"><text:s text:c="6"/>prev = ER(i);</text:p>
      <text:p text:style-name="P4"><text:span text:style-name="T4"><text:s text:c="6"/></text:span><text:span text:style-name="T2">continue</text:span><text:span text:style-name="T4">;</text:span></text:p>
      <text:p text:style-name="P4"><text:span text:style-name="T4"><text:s text:c="4"/></text:span><text:span text:style-name="T2">end</text:span></text:p>
      <text:p text:style-name="P6"><text:s text:c="4"/></text:p>
      <text:p text:style-name="P4"><text:span text:style-name="T4"><text:s text:c="4"/></text:span><text:span text:style-name="T2">if</text:span><text:span text:style-name="T4">(prev == ER(i))</text:span></text:p>
      <text:p text:style-name="P6"><text:s text:c="6"/>count = count + 1;</text:p>
      <text:p text:style-name="P6"><text:s text:c="6"/></text:p>
      <text:p text:style-name="P4"><text:span text:style-name="T4"><text:s text:c="4"/></text:span><text:span text:style-name="T2">else</text:span></text:p>
      <text:p text:style-name="P6"><text:s text:c="6"/>xstart = (i-count)*dz;</text:p>
      <text:p text:style-name="P6"><text:s text:c="6"/>xend = xstart + count*dz;</text:p>
      <text:p text:style-name="P6"><text:s text:c="6"/></text:p>
      <text:p text:style-name="P6"><text:s text:c="6"/>x = [ xstart xend xend xstart xstart ];</text:p>
      <text:p text:style-name="P6"><text:s text:c="6"/>y = [ -1.5 -1.5 1.5 1.5 -1.5 ];</text:p>
      <text:p text:style-name="P6"><text:s text:c="6"/>fill(x,y,[Color(i-1) Color(i-1) Color(i-1)]);</text:p>
      <text:p text:style-name="P6"><text:s text:c="6"/></text:p>
      <text:p text:style-name="P6"><text:s text:c="6"/>count = 1;</text:p>
      <text:p text:style-name="P6"><text:s text:c="6"/>prev = ER(i);</text:p>
      <text:p text:style-name="P4"><text:span text:style-name="T4"><text:s text:c="4"/></text:span><text:span text:style-name="T2">end</text:span></text:p>
      <text:p text:style-name="P4"><text:span text:style-name="T4"><text:s text:c="3"/></text:span><text:span text:style-name="T2">end</text:span></text:p>
      <text:p text:style-name="P7"><text:s/></text:p>
      <text:p text:style-name="P4"><text:span text:style-name="T4"><text:s text:c="3"/></text:span><text:span text:style-name="T6">%Plot Fields</text:span></text:p>
      <text:p text:style-name="P4"><text:span text:style-name="T4"><text:s text:c="3"/>plot(za, E, </text:span><text:span text:style-name="T7">'-b'</text:span><text:span text:style-name="T4">); </text:span></text:p>
      <text:p text:style-name="P4"><text:span text:style-name="T4"><text:s text:c="3"/>plot(za, H, </text:span><text:span text:style-name="T7">'-r'</text:span><text:span text:style-name="T4">); </text:span></text:p>
      <text:p text:style-name="P6"><text:s text:c="3"/></text:p>
      <text:p text:style-name="P4"><text:span text:style-name="T4"><text:s text:c="3"/>hold </text:span><text:span text:style-name="T7">off</text:span><text:span text:style-name="T4">;</text:span></text:p>
      <text:p text:style-name="P7">end</text:p>
      <text:p text:style-name="P7"><text:s/></text:p>
      <text:p text:style-name="P8"/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ucidatypewriter" svg:font-family="lucida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inus </meta:initial-creator>
    <meta:creation-date>2011-03-09T01:21:25</meta:creation-date>
    <meta:document-statistic meta:table-count="0" meta:image-count="0" meta:object-count="0" meta:page-count="1" meta:paragraph-count="45" meta:word-count="125" meta:character-count="785"/>
    <dc:date>2011-03-09T01:24:22</dc:date>
    <dc:creator>linus </dc:creator>
    <meta:editing-duration>PT00H02M57S</meta:editing-duration>
    <meta:editing-cycles>1</meta:editing-cycles>
    <meta:generator>OpenOffice.org/3.2$Unix OpenOffice.org_project/320m19$Build-9505</meta:generator>
  </office:meta>
</office:document-meta>
</file>